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300000266E8BE08E02C6ECFE9.png" manifest:media-type="image/png"/>
  <manifest:file-entry manifest:full-path="Pictures/10000000000003A40000029C68974C8D10B4E491.png" manifest:media-type="image/png"/>
  <manifest:file-entry manifest:full-path="Pictures/10000000000003A1000003630464066405A33561.png" manifest:media-type="image/png"/>
  <manifest:file-entry manifest:full-path="Pictures/10000000000003A10000018F30E20562B7E1402D.png" manifest:media-type="image/png"/>
  <manifest:file-entry manifest:full-path="Pictures/10000000000003A1000001F590AF53AFC64DE4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0.175cm" svg:y="0.356cm" svg:width="16.439cm" svg:height="11.783cm" draw:z-index="0"><draw:image xlink:href="Pictures/10000000000003A40000029C68974C8D10B4E491.png" xlink:type="simple" xlink:show="embed" xlink:actuate="onLoad" draw:mime-type="image/png"/></draw:frame></text:p>
      <text:p text:style-name="Standard"><draw:frame draw:style-name="fr2" draw:name="Изображение2" text:anchor-type="char" svg:width="16.422cm" svg:height="10.83cm" draw:z-index="1"><draw:image xlink:href="Pictures/10000000000003A300000266E8BE08E02C6ECF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Изображение3" text:anchor-type="char" svg:width="16.387cm" svg:height="15.293cm" draw:z-index="2"><draw:image xlink:href="Pictures/10000000000003A1000003630464066405A33561.png" xlink:type="simple" xlink:show="embed" xlink:actuate="onLoad" draw:mime-type="image/png"/></draw:frame><text:soft-page-break/></text:p>
      <text:p text:style-name="Standard"><draw:frame draw:style-name="fr2" draw:name="Изображение4" text:anchor-type="char" svg:width="16.387cm" svg:height="7.038cm" draw:z-index="3"><draw:image xlink:href="Pictures/10000000000003A10000018F30E20562B7E140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char" svg:width="16.387cm" svg:height="8.728cm" draw:z-index="4"><draw:image xlink:href="Pictures/10000000000003A1000001F590AF53AFC64DE46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6T16:36:15.045000000</dc:date>
    <meta:editing-duration>PT8M22S</meta:editing-duration>
    <meta:editing-cycles>4</meta:editing-cycles>
    <meta:document-statistic meta:table-count="0" meta:image-count="5" meta:object-count="0" meta:page-count="3" meta:paragraph-count="0" meta:word-count="0" meta:character-count="0" meta:non-whitespace-character-count="0"/>
  </office:meta>
</office:document-meta>
</file>